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8ccbcb" officeooo:paragraph-rsid="008ccbcb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8ccbcb" officeooo:paragraph-rsid="008ccbcb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88c627" style:font-size-asian="12.25pt" style:font-size-complex="14pt"/>
    </style:style>
    <style:style style:name="P18" style:family="paragraph" style:parent-style-name="Standard" style:list-style-name="Numbering_20_abc">
      <style:paragraph-properties fo:line-height="150%" fo:text-align="start" style:justify-single-word="false"/>
      <style:text-properties style:use-window-font-color="true" loext:opacity="0%" style:font-name="Times New Roman1" fo:font-size="14pt" officeooo:rsid="007932ae" officeooo:paragraph-rsid="0088c627" style:font-size-asian="12.25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officeooo:rsid="007932ae" officeooo:paragraph-rsid="0088c627" style:font-size-asian="12.25pt" style:font-size-complex="14pt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21" style:family="paragraph" style:parent-style-name="Standard">
      <style:paragraph-properties fo:line-height="150%"/>
      <style:text-properties style:use-window-font-color="true" loext:opacity="0%" style:font-name="Times New Roman1" fo:font-size="21pt" officeooo:rsid="008ccbcb" officeooo:paragraph-rsid="008ccbcb" style:font-size-asian="21pt" style:font-size-complex="21pt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8ec3b8" officeooo:paragraph-rsid="008ec3b8" style:font-size-asian="12.25pt" style:font-size-complex="14pt"/>
    </style:style>
    <style:style style:name="P23" style:family="paragraph" style:parent-style-name="Standard">
      <style:paragraph-properties fo:line-height="150%"/>
      <style:text-properties style:use-window-font-color="true" loext:opacity="0%" style:font-name="Times New Roman1" fo:font-size="21pt" officeooo:paragraph-rsid="00816c31" style:font-size-asian="21pt" style:font-size-complex="21pt"/>
    </style:style>
    <style:style style:name="P24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16c31" officeooo:paragraph-rsid="00816c31" style:font-size-asian="21pt" style:font-weight-asian="bold" style:font-size-complex="21pt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90e37a" officeooo:paragraph-rsid="0090e37a" style:font-size-asian="12.25pt" style:font-size-complex="14pt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8ec3b8" officeooo:paragraph-rsid="009094ab" style:font-size-asian="12.25pt" style:font-size-complex="14pt"/>
    </style:style>
    <style:style style:name="P2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816c31" style:font-size-asian="21pt" style:font-weight-asian="bold" style:font-size-complex="21pt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8ccbcb" style:font-size-asian="21pt" style:font-weight-asian="bold" style:font-size-complex="21pt" style:font-weight-complex="bold"/>
    </style:style>
    <style:style style:name="T1" style:family="text">
      <style:text-properties officeooo:rsid="007e5b1f"/>
    </style:style>
    <style:style style:name="T2" style:family="text">
      <style:text-properties officeooo:rsid="008ccbcb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fo:font-weight="bold" officeooo:rsid="008ccbcb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8ad829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7b0c19" style:font-weight-asian="normal" style:font-weight-complex="normal"/>
    </style:style>
    <style:style style:name="T10" style:family="text">
      <style:text-properties fo:font-weight="bold" officeooo:rsid="00816c31" style:font-weight-asian="bold"/>
    </style:style>
    <style:style style:name="T11" style:family="text">
      <style:text-properties fo:font-weight="normal" officeooo:rsid="00816c31" style:font-weight-asian="normal" style:font-weight-complex="normal"/>
    </style:style>
    <style:style style:name="T12" style:family="text">
      <style:text-properties officeooo:rsid="00816c31"/>
    </style:style>
    <style:style style:name="T13" style:family="text">
      <style:text-properties fo:font-style="italic" officeooo:rsid="00874387" style:font-style-asian="italic" style:font-style-complex="italic" style:font-weight-complex="bold"/>
    </style:style>
    <style:style style:name="T14" style:family="text">
      <style:text-properties fo:font-weight="normal" officeooo:rsid="004bfe69" style:font-weight-asian="normal" style:font-weight-complex="normal"/>
    </style:style>
    <style:style style:name="T15" style:family="text">
      <style:text-properties fo:font-weight="normal" officeooo:rsid="008546f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1">1</text:span></text:p>
      <text:p text:style-name="P4">по курсу</text:p>
      <text:p text:style-name="P5">«<text:span text:style-name="T2">Процессы жизненного цикла программного обеспечения</text:span>»</text:p>
      <text:p text:style-name="P5"/>
      <text:p text:style-name="P6">Тестирование документации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<text:tab/><text:tab/><text:tab/><text:tab/> <text:s text:c="6"/><text:tab/><text:tab/><text:tab/><text:tab/><text:tab/><text:span text:style-name="T3">Выполнил:</text:span></text:p>
      <text:p text:style-name="P9"><text:span text:style-name="T3"><text:s/>с</text:span>тудент <text:span text:style-name="T3">группы ИКПИ-</text:span><text:span text:style-name="T4">11</text:span></text:p>
      <text:p text:style-name="P10">Крылов А.В.</text:p>
      <text:p text:style-name="P11"/>
      <text:p text:style-name="P12">Принял: </text:p>
      <text:p text:style-name="P13">Бирюков М.А.</text:p>
      <text:p text:style-name="P2"/>
      <text:p text:style-name="P2"/>
      <text:p text:style-name="P2"/>
      <text:p text:style-name="P7">Санкт-Петербург</text:p>
      <text:p text:style-name="P14">202<text:span text:style-name="T2">5</text:span> г.</text:p>
      <text:p text:style-name="P15"><text:soft-page-break/><text:span text:style-name="T5">Цель</text:span><text:span text:style-name="T6"> </text:span><text:span text:style-name="T7">работы</text:span></text:p>
      <text:p text:style-name="P16"><text:span text:style-name="T8">Выбрать документацию, в которой описываются требования к проектированию или разработке программного обеспечения или структуре базы данных.</text:span></text:p>
      <text:p text:style-name="P16"><text:span text:style-name="T8"/></text:p>
      <text:p text:style-name="P17"><text:span text:style-name="T9">Провести анализ и составить отчет со следующей структурой:</text:span></text:p>
      <text:list text:style-name="Numbering_20_abc">
        <text:list-item>
          <text:p text:style-name="P18"><text:span text:style-name="T9">Цель работы.</text:span></text:p>
        </text:list-item>
        <text:list-item>
          <text:p text:style-name="P18"><text:span text:style-name="T9">Описание тестируемой документации.</text:span></text:p>
        </text:list-item>
        <text:list-item>
          <text:p text:style-name="P18"><text:span text:style-name="T9">Описание критериев качества тестируемой документации</text:span></text:p>
        </text:list-item>
        <text:list-item>
          <text:p text:style-name="P18"><text:span text:style-name="T9">Описание и обоснование метода тестирования документации.</text:span></text:p>
        </text:list-item>
        <text:list-item>
          <text:p text:style-name="P18"><text:span text:style-name="T9">Список несоответствий в документации критериям качества с указанием номеров пунктов исходной документации, цитированием части документации и конкретными рекомендациями к исправлению.</text:span></text:p>
        </text:list-item>
        <text:list-item>
          <text:p text:style-name="P18"><text:span text:style-name="T9">Выводы по работе.</text:span></text:p>
        </text:list-item>
        <text:list-item>
          <text:p text:style-name="P18"><text:span text:style-name="T9">Список использованных источников.</text:span></text:p>
        </text:list-item>
      </text:list>
      <text:p text:style-name="P19"><text:span text:style-name="T9"/></text:p>
      <text:p text:style-name="P17"><text:span text:style-name="T9">Оформить и защитить отчет.</text:span></text:p>
      <text:p text:style-name="P20"><text:span text:style-name="T9"/></text:p>
      <text:p text:style-name="P21"><text:span text:style-name="T6">Описание тестируемой документации</text:span></text:p>
      <text:p text:style-name="P22"><text:span text:style-name="T9">В </text:span><text:span text:style-name="T8">рамках данной лабораторной работы в качестве тестируемой документации используется отчёт по курсовой работе по дисциплине «Разработка Java-приложений управления телекоммуникациями», выполненный студентом Тарасовой Дарьей.</text:span></text:p>
      <text:p text:style-name="P22"><text:span text:style-name="T8"/></text:p>
      <text:p text:style-name="P23"><text:span text:style-name="T10">Описание критериев качества тестируемой документации</text:span></text:p>
      <text:p text:style-name="P22"><text:span text:style-name="T11">Полнота. Каждый элемент функциональности должен был представлен в документе в требуемом объеме. Если описываются функциональные </text:span><text:soft-page-break/><text:span text:style-name="T11">требования в ТЗ, то они должны давать полное представление, как должна работать система.</text:span></text:p>
      <text:p text:style-name="P22"><text:span text:style-name="T11"/></text:p>
      <text:p text:style-name="P22"><text:span text:style-name="T11">Однозначность. Интерпретация написанного в документе должна быть одинаковой для всех участников проекта. Необходимо приводить списки терминов и аббревиатур с расшифровкой.</text:span></text:p>
      <text:p text:style-name="P22"><text:span text:style-name="T11"/></text:p>
      <text:p text:style-name="P22"><text:span text:style-name="T11">Непротиворечивость. Документ проверяется на наличие конфликтных требований, на соответствие требований в разных разделах документа.</text:span></text:p>
      <text:p text:style-name="P22"><text:span text:style-name="T11"/></text:p>
      <text:p text:style-name="P22"><text:span text:style-name="T11">Актуальность. Документация и реально разработанный программный продукт соответствуют друг другу в один и тот же момент времени.</text:span></text:p>
      <text:p text:style-name="P22"><text:span text:style-name="T11"/></text:p>
      <text:p text:style-name="P22"><text:span text:style-name="T11">Структурированность. Структурные элементы документации позволяют пользователю осуществлять поиск нужной ему информации.</text:span></text:p>
      <text:p text:style-name="P22"><text:span text:style-name="T11"/></text:p>
      <text:p text:style-name="P22"><text:span text:style-name="T11">Тестируемость. Если описывается какая-либо функциональность, то должна быть возможность ее проверки на финальном этапе разработки. Если протестировать что-то невозможно, то каким образом будет проверяться завершенность разработки?</text:span></text:p>
      <text:p text:style-name="P22"><text:span text:style-name="T11"/></text:p>
      <text:p text:style-name="P24">Описание и обоснование метода тестирования документации.</text:p>
      <text:p text:style-name="P25"><text:span text:style-name="T8">Поскольку разработка описываемого в документации Java-приложения завершена и дальнейшие изменения не планируются, для тестирования документации был выбран метод рецензирования (анализа) документации.</text:span></text:p>
      <text:p text:style-name="P25"><text:span text:style-name="T8"/></text:p>
      <text:p text:style-name="P26"><text:span text:style-name="T11">Рецензирование выполняется путем просмотра пакета документов и фиксации выполнения заданных критериев тестирования документации.</text:span></text:p>
      <text:p text:style-name="P27"><text:soft-page-break/><text:span text:style-name="T12">Список несоответствий в документации критериям качества с указанием номеров пунктов исходной документации, цитированием части документации и конкретными рекомендациями к исправлению.</text:span></text:p>
      <text:p text:style-name="P27"><text:span text:style-name="T13"/></text:p>
      <text:p text:style-name="P28">Выводы</text:p>
      <text:p text:style-name="P29"><text:span text:style-name="T8">В </text:span><text:span text:style-name="T14">ходе проведенной </text:span><text:span text:style-name="T15">лабораторной</text:span><text:span text:style-name="T14"> работы </text:span><text:span text:style-name="T9">в виде </text:span><text:span text:style-name="T15">диаграммы Варнье-Орра, схемы HIPO, синтаксической диаграммы и таблицы принятия решений </text:span><text:span text:style-name="T9">была представлена небольшая видеоигра, созданная при помощи HAL для Mik32 Amur.</text:span></text:p>
      <text:p text:style-name="P29"><text:span text:style-name="T9"/></text:p>
      <text:p text:style-name="P30">Список использованных источник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2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2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2" fo:font-family="Calibri" style:font-family-generic="roman" style:font-pitch="variable" fo:font-size="12pt" fo:language="ru" fo:country="RU" style:letter-kerning="false" style:font-name-asian="Calibri1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2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2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2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2" fo:font-family="Calibri" style:font-family-generic="roman" style:font-pitch="variable" fo:font-size="11pt" style:font-name-asian="Calibri1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5-02-17T21:47:43.883310574</dc:date>
    <meta:editing-cycles>80</meta:editing-cycles>
    <meta:editing-duration>P1DT17H26M25S</meta:editing-duration>
    <meta:generator>LibreOffice/24.8.4.2$Linux_X86_64 LibreOffice_project/480$Build-2</meta:generator>
    <meta:document-statistic meta:table-count="0" meta:image-count="0" meta:object-count="0" meta:page-count="4" meta:paragraph-count="42" meta:word-count="368" meta:character-count="3232" meta:non-whitespace-character-count="2892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